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78">
            <text:p>478</text:p>
          </table:table-cell>
          <table:table-cell table:style-name="ce22" office:value-type="float" office:value="193">
            <text:p>19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76">
            <text:p>27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29">
            <text:p>22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311">
            <text:p>31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062">
            <text:p>1,06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757">
            <text:p>4,757</text:p>
          </table:table-cell>
          <table:table-cell table:style-name="ce22" office:value-type="float" office:value="421">
            <text:p>42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8428">
            <text:p>8,428</text:p>
          </table:table-cell>
          <table:table-cell table:style-name="ce23" office:value-type="float" office:value="651">
            <text:p>65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8906">
            <text:p>8,906</text:p>
          </table:table-cell>
          <table:table-cell table:style-name="ce23" office:value-type="float" office:value="844">
            <text:p>8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